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officeooo:rsid="00014c83" officeooo:paragraph-rsid="00014c83"/>
    </style:style>
    <style:style style:name="P3" style:family="paragraph" style:parent-style-name="Standard">
      <style:text-properties style:font-name="Helvetica Neue" fo:font-weight="normal" officeooo:rsid="00014c83" officeooo:paragraph-rsid="00014c83" style:font-weight-asian="normal" style:font-weight-complex="normal"/>
    </style:style>
    <style:style style:name="P4" style:family="paragraph" style:parent-style-name="Standard">
      <style:text-properties style:font-name="Helvetica Neue" fo:font-size="10pt" fo:font-weight="normal" officeooo:rsid="00014c83" officeooo:paragraph-rsid="00014c83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Helvetica Neue" fo:font-size="8pt" fo:font-weight="normal" officeooo:rsid="00014c83" officeooo:paragraph-rsid="00014c83" style:font-size-asian="7pt" style:font-weight-asian="normal" style:font-size-complex="8pt" style:font-weight-complex="normal"/>
    </style:style>
    <style:style style:name="P6" style:family="paragraph" style:parent-style-name="Standard">
      <style:text-properties style:font-name="Helvetica Neue" fo:font-size="8pt" fo:font-weight="bold" officeooo:rsid="00014c83" officeooo:paragraph-rsid="00014c83" style:font-size-asian="7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Scure UI / UX Design Document</text:span> </text:p>
      <text:p text:style-name="P3"/>
      <text:p text:style-name="P4"/>
      <text:p text:style-name="P5">Abstract</text:p>
      <text:p text:style-name="P5"/>
      <text:p text:style-name="P5">This document will organize all of the user interface design elements including fonts and color scheme info. <text:s/></text:p>
      <text:p text:style-name="P5"/>
      <text:p text:style-name="P5"/>
      <text:p text:style-name="P5"/>
      <text:p text:style-name="P5"/>
      <text:p text:style-name="P6">Fonts Used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2:16:35.119465000</meta:creation-date>
    <dc:date>2013-10-10T22:32:17.283345000</dc:date>
    <meta:editing-duration>P0D</meta:editing-duration>
    <meta:editing-cycles>1</meta:editing-cycles>
    <meta:document-statistic meta:table-count="0" meta:image-count="0" meta:object-count="0" meta:page-count="1" meta:paragraph-count="4" meta:word-count="26" meta:character-count="158" meta:non-whitespace-character-count="133"/>
    <meta:generator>LibreOffice/4.1.0.4$MacOSX_x86 LibreOffice_project/89ea49ddacd9aa532507cbf852f2bb22b1ace28</meta:generator>
  </office:meta>
</office:document-meta>
</file>